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0.14mm" fo:margin-left="0mm" fo:margin-right="-0.16mm" table:align="margins"/>
    </style:style>
    <style:style style:name="Table1.A" style:family="table-column">
      <style:table-column-properties style:column-width="80.13mm" style:rel-column-width="30865*"/>
    </style:style>
    <style:style style:name="Table1.B" style:family="table-column">
      <style:table-column-properties style:column-width="30mm" style:rel-column-width="11556*"/>
    </style:style>
    <style:style style:name="Table1.D" style:family="table-column">
      <style:table-column-properties style:column-width="30mm" style:rel-column-width="11558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2" style:family="table-row">
      <style:table-row-properties style:min-row-height="5.87mm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34mm"/>
    </style:style>
    <style:style style:name="Table1.A5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0.97mm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9" text:outline-level="1">Aged Balance for Suppliers and Customers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9" text:outline-level="1">Aged Balance for Suppliers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9" text:outline-level="1">Aged Balance for Customers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3">Party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0) &lt; 2"&gt;</text:placeholder></text:p>
              <text:p text:style-name="P5"><text:placeholder text:placeholder-type="text">&lt;unicode(term0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0) &gt;= 2"&gt;</text:placeholder></text:p>
              <text:p text:style-name="P5"><text:placeholder text:placeholder-type="text">&lt;unicode(term0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0) &lt; 2"&gt;</text:placeholder></text:p>
              <text:p text:style-name="P5"><text:placeholder text:placeholder-type="text">&lt;unicode(term0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0) &gt;= 2"&gt;</text:placeholder></text:p>
              <text:p text:style-name="P5"><text:placeholder text:placeholder-type="text">&lt;unicode(term0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1) &lt; 2"&gt;</text:placeholder></text:p>
              <text:p text:style-name="P5"><text:placeholder text:placeholder-type="text">&lt;unicode(term1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1) &gt;= 2"&gt;</text:placeholder></text:p>
              <text:p text:style-name="P5"><text:placeholder text:placeholder-type="text">&lt;unicode(term1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1) &lt; 2"&gt;</text:placeholder></text:p>
              <text:p text:style-name="P5"><text:placeholder text:placeholder-type="text">&lt;unicode(term1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1) &gt;= 2"&gt;</text:placeholder></text:p>
              <text:p text:style-name="P5"><text:placeholder text:placeholder-type="text">&lt;unicode(term1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D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2) &lt; 2"&gt;</text:placeholder></text:p>
              <text:p text:style-name="P5"><text:placeholder text:placeholder-type="text">&lt;unicode(term2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2) &gt;= 2"&gt;</text:placeholder></text:p>
              <text:p text:style-name="P5"><text:placeholder text:placeholder-type="text">&lt;unicode(term2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2) &lt; 2"&gt;</text:placeholder></text:p>
              <text:p text:style-name="P5"><text:placeholder text:placeholder-type="text">&lt;unicode(term2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2) &gt;= 2"&gt;</text:placeholder></text:p>
              <text:p text:style-name="P5"><text:placeholder text:placeholder-type="text">&lt;unicode(term2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4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2">
          <table:table-cell table:style-name="Table1.A3" office:value-type="string">
            <text:p text:style-name="P4"><text:placeholder text:placeholder-type="text">&lt;party['name']&gt;</text:placeholder></text:p>
          </table:table-cell>
          <table:table-cell table:style-name="Table1.C3" office:value-type="string">
            <text:p text:style-name="P6"><text:placeholder text:placeholder-type="text">&lt;party['amount0'] and formatLang(party['amount0'], user.language, currency=company.currency)or ''&gt;</text:placeholder></text:p>
          </table:table-cell>
          <table:table-cell table:style-name="Table1.C3" office:value-type="string">
            <text:p text:style-name="P6"><text:placeholder text:placeholder-type="text">&lt;party['amount1'] and formatLang(party['amount1'], user.language, currency=company.currency) or ''&gt;</text:placeholder></text:p>
          </table:table-cell>
          <table:table-cell table:style-name="Table1.D3" office:value-type="string">
            <text:p text:style-name="P6"><text:placeholder text:placeholder-type="text">&lt;party['amount2'] and formatLang(party['amount2'], user.language, currency=company.currency) or ''&gt;</text:placeholder></text:p>
          </table:table-cell>
        </table:table-row>
        <text:soft-page-break/>
        <table:table-row table:style-name="Table1.2"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5">
          <table:table-cell table:style-name="Table1.A5" office:value-type="string">
            <text:p text:style-name="P7">Total </text:p>
          </table:table-cell>
          <table:table-cell table:style-name="Table1.A5" office:value-type="string">
            <text:p text:style-name="P7"><text:placeholder text:placeholder-type="text">&lt;formatLang(total0, user.language, currency=company.currency)&gt;</text:placeholder></text:p>
          </table:table-cell>
          <table:table-cell table:style-name="Table1.A5" office:value-type="string">
            <text:p text:style-name="P7"><text:placeholder text:placeholder-type="text">&lt;formatLang(total1, user.language, currency=company.currency)&gt;</text:placeholder></text:p>
          </table:table-cell>
          <table:table-cell table:style-name="Table1.D5" office:value-type="string">
            <text:p text:style-name="P7"><text:placeholder text:placeholder-type="text">&lt;formatLang(total2, user.language, currency=company.currency)&gt;</text:placeholder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style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3" style:family="table">
      <style:table-properties style:width="169.99mm" table:align="margins"/>
    </style:style>
    <style:style style:name="Table3.A" style:family="table-column">
      <style:table-column-properties style:column-width="56.66mm" style:rel-column-width="21845*"/>
    </style:style>
    <style:style style:name="Table3.A1" style:family="table-cell">
      <style:table-cell-properties fo:padding="0.97mm" fo:border="none"/>
    </style:style>
    <style:style style:name="Table2" style:family="table">
      <style:table-properties style:width="169.99mm" table:align="margins"/>
    </style:style>
    <style:style style:name="Table2.A" style:family="table-column">
      <style:table-column-properties style:column-width="85mm" style:rel-column-width="32768*"/>
    </style:style>
    <style:style style:name="Table2.B" style:family="table-column">
      <style:table-column-properties style:column-width="84.98mm" style:rel-column-width="32767*"/>
    </style:style>
    <style:style style:name="Table2.A1" style:family="table-cell">
      <style:table-cell-properties fo:padding="0.97m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Header"><text:placeholder text:placeholder-type="text">&lt;choose test=""&gt;</text:placeholder></text:p>
              <text:p text:style-name="Header"><text:placeholder text:placeholder-type="text">&lt;when test="main_title == 'both'"&gt;</text:placeholder></text:p>
              <text:p text:style-name="Header">Aged Balance for Suppliers and Customers</text:p>
              <text:p text:style-name="Header"><text:placeholder text:placeholder-type="text">&lt;/when&gt;</text:placeholder></text:p>
              <text:p text:style-name="Header"><text:placeholder text:placeholder-type="text">&lt;when test="main_title == 'supplier'"&gt;</text:placeholder></text:p>
              <text:p text:style-name="Header">Aged Balance for Suppliers</text:p>
              <text:p text:style-name="Header"><text:placeholder text:placeholder-type="text">&lt;/when&gt;</text:placeholder></text:p>
              <text:p text:style-name="Header"><text:placeholder text:placeholder-type="text">&lt;when test="main_title == 'customer'"&gt;</text:placeholder></text:p>
              <text:p text:style-name="Header">Aged Balance for Customers</text:p>
              <text:p text:style-name="Header"><text:placeholder text:placeholder-type="text">&lt;/when&gt;</text:placeholder></text:p>
              <text:p text:style-name="Header"><text:placeholder text:placeholder-type="text">&lt;/choose&gt;</text:placeholder></text:p>
            </table:table-cell>
            <table:table-cell table:style-name="Table3.A1" office:value-type="string">
              <text:p text:style-name="MP1">Print Date: <text:placeholder text:placeholder-type="text">&lt;formatLang(datetime.date.today(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5</text:page-number>/<text:page-count>6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OpenBSD_X86_64 LibreOffice_project/360m1$Build-2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6" meta:paragraph-count="79" meta:word-count="254" meta:character-count="2181" meta:non-whitespace-character-count="2005"/>
    <meta:user-defined meta:name="Info 1"/>
    <meta:user-defined meta:name="Info 2"/>
    <meta:user-defined meta:name="Info 3"/>
    <meta:user-defined meta:name="Info 4"/>
  </office:meta>
</office:document-meta>
</file>